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233d" officeooo:paragraph-rsid="0020233d"/>
    </style:style>
    <style:style style:name="P2" style:family="paragraph" style:parent-style-name="Standard">
      <style:text-properties officeooo:rsid="00202693" officeooo:paragraph-rsid="00202693"/>
    </style:style>
    <style:style style:name="P3" style:family="paragraph" style:parent-style-name="Standard">
      <style:text-properties officeooo:rsid="002067fc" officeooo:paragraph-rsid="002067fc" fo:background-color="transparent"/>
    </style:style>
    <style:style style:name="P4" style:family="paragraph" style:parent-style-name="Standard">
      <style:text-properties officeooo:rsid="0021c399" officeooo:paragraph-rsid="0021c399" fo:background-color="transparent"/>
    </style:style>
    <style:style style:name="P5" style:family="paragraph" style:parent-style-name="Standard">
      <style:text-properties officeooo:rsid="002b01f4" officeooo:paragraph-rsid="002cf60c" fo:background-color="transparent"/>
    </style:style>
    <style:style style:name="P6" style:family="paragraph" style:parent-style-name="Standard">
      <style:text-properties officeooo:rsid="00279449" officeooo:paragraph-rsid="00202693"/>
    </style:style>
    <style:style style:name="P7" style:family="paragraph" style:parent-style-name="Standard">
      <style:text-properties officeooo:rsid="0028a118" officeooo:paragraph-rsid="0028a118"/>
    </style:style>
    <style:style style:name="P8" style:family="paragraph" style:parent-style-name="Standard">
      <style:text-properties officeooo:rsid="002b01f4" officeooo:paragraph-rsid="002cf60c" fo:background-color="transparent"/>
    </style:style>
    <style:style style:name="P9" style:family="paragraph" style:parent-style-name="Standard">
      <style:text-properties officeooo:rsid="002b01f4" officeooo:paragraph-rsid="0047ad70" fo:background-color="transparent"/>
    </style:style>
    <style:style style:name="P10" style:family="paragraph" style:parent-style-name="Standard">
      <style:text-properties officeooo:rsid="002b01f4" officeooo:paragraph-rsid="00483557" fo:background-color="transparent"/>
    </style:style>
    <style:style style:name="P11" style:family="paragraph" style:parent-style-name="Standard">
      <style:text-properties officeooo:rsid="002b01f4" officeooo:paragraph-rsid="0048a143" fo:background-color="transparent"/>
    </style:style>
    <style:style style:name="P12" style:family="paragraph" style:parent-style-name="Standard">
      <style:text-properties officeooo:rsid="002067fc" officeooo:paragraph-rsid="00436f54" fo:background-color="transparent"/>
    </style:style>
    <style:style style:name="P13" style:family="paragraph" style:parent-style-name="Standard">
      <style:text-properties officeooo:rsid="0021c399" officeooo:paragraph-rsid="00437c08" fo:background-color="transparent"/>
    </style:style>
    <style:style style:name="P14" style:family="paragraph" style:parent-style-name="Standard">
      <style:text-properties officeooo:rsid="0021c399" officeooo:paragraph-rsid="00456a30" fo:background-color="transparent"/>
    </style:style>
    <style:style style:name="P15" style:family="paragraph" style:parent-style-name="Standard">
      <style:text-properties officeooo:rsid="0024a761" officeooo:paragraph-rsid="00456a30" fo:background-color="transparent"/>
    </style:style>
    <style:style style:name="P16" style:family="paragraph" style:parent-style-name="Standard">
      <style:text-properties officeooo:rsid="00295187" officeooo:paragraph-rsid="00295187"/>
    </style:style>
    <style:style style:name="P17" style:family="paragraph" style:parent-style-name="Standard">
      <style:text-properties officeooo:rsid="0020233d" officeooo:paragraph-rsid="0020233d"/>
    </style:style>
    <style:style style:name="P18" style:family="paragraph" style:parent-style-name="Standard">
      <style:text-properties officeooo:rsid="0020233d" officeooo:paragraph-rsid="00436f54"/>
    </style:style>
    <style:style style:name="P19" style:family="paragraph" style:parent-style-name="Standard">
      <style:text-properties officeooo:rsid="003888f8" officeooo:paragraph-rsid="003888f8"/>
    </style:style>
    <style:style style:name="P20" style:family="paragraph" style:parent-style-name="Standard">
      <style:text-properties officeooo:rsid="003aeb18" officeooo:paragraph-rsid="003aeb18"/>
    </style:style>
    <style:style style:name="P21" style:family="paragraph" style:parent-style-name="Standard">
      <style:text-properties officeooo:rsid="002067fc" officeooo:paragraph-rsid="002067fc"/>
    </style:style>
    <style:style style:name="P22" style:family="paragraph" style:parent-style-name="Standard">
      <style:text-properties fo:font-style="italic" officeooo:rsid="002067fc" officeooo:paragraph-rsid="002067f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3c3b" style:font-style-asian="italic" style:font-style-complex="italic"/>
    </style:style>
    <style:style style:name="T3" style:family="text">
      <style:text-properties fo:font-style="italic" officeooo:rsid="002fa5dc" style:font-style-asian="italic" style:font-style-complex="italic"/>
    </style:style>
    <style:style style:name="T4" style:family="text">
      <style:text-properties fo:font-style="italic" officeooo:rsid="003426f5" style:font-style-asian="italic" style:font-style-complex="italic"/>
    </style:style>
    <style:style style:name="T5" style:family="text">
      <style:text-properties fo:font-style="italic" officeooo:rsid="0029a58a" style:font-style-asian="italic" style:font-style-complex="italic"/>
    </style:style>
    <style:style style:name="T6" style:family="text">
      <style:text-properties fo:font-style="italic" officeooo:rsid="00308c57" style:font-style-asian="italic" style:font-style-complex="italic"/>
    </style:style>
    <style:style style:name="T7" style:family="text">
      <style:text-properties fo:font-style="italic" officeooo:rsid="004ed22a" style:font-style-asian="italic" style:font-style-complex="italic"/>
    </style:style>
    <style:style style:name="T8" style:family="text">
      <style:text-properties fo:font-style="italic" officeooo:rsid="00202693" style:font-style-asian="italic" style:font-style-complex="italic"/>
    </style:style>
    <style:style style:name="T9" style:family="text">
      <style:text-properties fo:font-style="italic" officeooo:rsid="002cf60c" style:font-style-asian="italic" style:font-style-complex="italic"/>
    </style:style>
    <style:style style:name="T10" style:family="text">
      <style:text-properties officeooo:rsid="00202693"/>
    </style:style>
    <style:style style:name="T11" style:family="text">
      <style:text-properties officeooo:rsid="00202693"/>
    </style:style>
    <style:style style:name="T12" style:family="text">
      <style:text-properties officeooo:rsid="002067fc"/>
    </style:style>
    <style:style style:name="T13" style:family="text">
      <style:text-properties officeooo:rsid="002067fc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067fc" fo:background-color="#ffff00" loext:char-shading-value="0"/>
    </style:style>
    <style:style style:name="T16" style:family="text">
      <style:text-properties officeooo:rsid="002cf60c" fo:background-color="#ffff00" loext:char-shading-value="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318d9" style:font-style-asian="normal" style:font-style-complex="normal"/>
    </style:style>
    <style:style style:name="T19" style:family="text">
      <style:text-properties fo:font-style="normal" officeooo:rsid="00243c3b" style:font-style-asian="normal" style:font-style-complex="normal"/>
    </style:style>
    <style:style style:name="T20" style:family="text">
      <style:text-properties fo:font-style="normal" officeooo:rsid="0030fb13" style:font-style-asian="normal" style:font-style-complex="normal"/>
    </style:style>
    <style:style style:name="T21" style:family="text">
      <style:text-properties fo:font-style="normal" officeooo:rsid="003426f5" style:font-style-asian="normal" style:font-style-complex="normal"/>
    </style:style>
    <style:style style:name="T22" style:family="text">
      <style:text-properties fo:font-style="normal" officeooo:rsid="0029a58a" style:font-style-asian="normal" style:font-style-complex="normal"/>
    </style:style>
    <style:style style:name="T23" style:family="text">
      <style:text-properties fo:font-style="normal" officeooo:rsid="002b01f4" style:font-style-asian="normal" style:font-style-complex="normal"/>
    </style:style>
    <style:style style:name="T24" style:family="text">
      <style:text-properties fo:font-style="normal" officeooo:rsid="002fa5dc" style:font-style-asian="normal" style:font-style-complex="normal"/>
    </style:style>
    <style:style style:name="T25" style:family="text">
      <style:text-properties fo:font-style="normal" officeooo:rsid="00308c57" style:font-style-asian="normal" style:font-style-complex="normal"/>
    </style:style>
    <style:style style:name="T26" style:family="text">
      <style:text-properties fo:font-style="normal" officeooo:rsid="004d4baf" style:font-style-asian="normal" style:font-style-complex="normal"/>
    </style:style>
    <style:style style:name="T27" style:family="text">
      <style:text-properties fo:font-style="normal" officeooo:rsid="004ed22a" style:font-style-asian="normal" style:font-style-complex="normal"/>
    </style:style>
    <style:style style:name="T28" style:family="text">
      <style:text-properties officeooo:rsid="002b01f4"/>
    </style:style>
    <style:style style:name="T29" style:family="text">
      <style:text-properties officeooo:rsid="002cf60c"/>
    </style:style>
    <style:style style:name="T30" style:family="text">
      <style:text-properties officeooo:rsid="002e9936"/>
    </style:style>
    <style:style style:name="T31" style:family="text">
      <style:text-properties officeooo:rsid="00308c57"/>
    </style:style>
    <style:style style:name="T32" style:family="text">
      <style:text-properties officeooo:rsid="0031a162"/>
    </style:style>
    <style:style style:name="T33" style:family="text">
      <style:text-properties officeooo:rsid="0035dc15"/>
    </style:style>
    <style:style style:name="T34" style:family="text">
      <style:text-properties officeooo:rsid="003707cd"/>
    </style:style>
    <style:style style:name="T35" style:family="text">
      <style:text-properties officeooo:rsid="003aeb18"/>
    </style:style>
    <style:style style:name="T36" style:family="text">
      <style:text-properties officeooo:rsid="003c6f6f"/>
    </style:style>
    <style:style style:name="T37" style:family="text">
      <style:text-properties officeooo:rsid="003da46f"/>
    </style:style>
    <style:style style:name="T38" style:family="text">
      <style:text-properties officeooo:rsid="003e9345"/>
    </style:style>
    <style:style style:name="T39" style:family="text">
      <style:text-properties officeooo:rsid="00417516"/>
    </style:style>
    <style:style style:name="T40" style:family="text">
      <style:text-properties officeooo:rsid="00456a30"/>
    </style:style>
    <style:style style:name="T41" style:family="text">
      <style:text-properties officeooo:rsid="0049b34e"/>
    </style:style>
    <style:style style:name="T42" style:family="text">
      <style:text-properties officeooo:rsid="0049d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say topic: <text:span text:style-name="T33">Poland's best bets for a coal-free </text:span><text:span text:style-name="T39">energy</text:span></text:p>
      <text:p text:style-name="P6"/>
      <text:p text:style-name="P7">Summary:</text:p>
      <text:p text:style-name="P2"/>
      <text:p text:style-name="P16">Polish energy system heavily relies on coal. It constitutes 65.8% of domestic energy production and 60% of electricity generation (IEA, 2024).<text:span text:style-name="T30"> Poland </text:span><text:span text:style-name="T34">is also placed </text:span><text:span text:style-name="T30">around the tenth place worldwide in terms of annual coal production and on the second place in Europe after Germany (IEA, 2022).</text:span><text:span text:style-name="T31"> Poland's coal production is steadily decreasing and was cut by half between 2000 and 2023 (IEA, 2024). Meanwhile, the country is a net importer of coal</text:span><text:span text:style-name="T38"> from non-EU countries</text:span><text:span text:style-name="T31">, </text:span><text:span text:style-name="T32">a strategy that</text:span><text:span text:style-name="T37"> </text:span><text:span text:style-name="T32">will be penalized from 2026 by the Carbon Border Adjustment Mechanism (European Commission, 2025).</text:span></text:p>
      <text:p text:style-name="P16"/>
      <text:p text:style-name="P19">The government has created a plan to gradually phase out domestic hard coal production (excluding coking coal) by 2049 (IEA, 2022) and declared intermediate steps of reducing the share of coal in electricity generation to a range of 37.5-56% in 2030 and 11-28% in 2040 (IEA, 2022 citing Ministerstwo Klimatu i Środowiska, 2022a).<text:span text:style-name="T35"> Unfortunately, the plans don't </text:span><text:span text:style-name="T36">concern</text:span><text:span text:style-name="T35"> lignite.</text:span></text:p>
      <text:p text:style-name="P20"/>
      <text:p text:style-name="P20">In my essay I want to give an overview of Poland's possible ways forward for a coal-free energy transition.<text:span text:style-name="T41"> I hope to quantitatively evaluate the potential of ongoing state-level efforts (such as plans for Poland's first nuclear plant, for offshore wind) and </text:span><text:span text:style-name="T42">of rapid growth of solar power prosumers.</text:span></text:p>
      <text:p text:style-name="P20"/>
      <text:p text:style-name="P1"/>
      <text:p text:style-name="P1">References:</text:p>
      <text:p text:style-name="P1"/>
      <text:p text:style-name="P22"><text:span text:style-name="T40">(</text:span>The yellow highlighted parts are not formal parts of references, just my translations of authors and titles<text:span text:style-name="T40">)</text:span></text:p>
      <text:p text:style-name="P21"/>
      <text:p text:style-name="P15"><text:span text:style-name="T19">B</text:span><text:span text:style-name="T17">eyond Fossil Fuels, 2024. </text:span><text:span text:style-name="T1">Energising Communities: Transforming Poland's power sector with locally-owned renewables</text:span><text:span text:style-name="T17">. [online] Available at: &lt;https://beyondfossilfuels.org/2024/05/27/energising-communities-transforming-polands-power-sector-with-locally-owned-renewables/&gt;.</text:span></text:p>
      <text:p text:style-name="P15"><text:span text:style-name="T17"/></text:p>
      <text:p text:style-name="P9"><text:span text:style-name="T24">Bosco, A. Fant, S., 2024. The Difficult Transformation of Poland’s Coal Region. </text:span><text:span text:style-name="T3">Green European Journal</text:span><text:span text:style-name="T24"> [online]</text:span><text:span text:style-name="T26"> 3 September.</text:span><text:span text:style-name="T24"> Available at: &lt;</text:span><text:span text:style-name="T17">https://www.greeneuropeanjournal.eu/the-difficult-transformation-of-polands-coal-region/</text:span><text:span text:style-name="T24">&gt;.</text:span></text:p>
      <text:p text:style-name="P21"/>
      <text:p text:style-name="P14"><text:span text:style-name="T19">Directorate-General for Energy, 2021. </text:span><text:span text:style-name="T2">Good practice examples of regional and sub-regional strategies in coal regions in transition (Karlovy Vary START programme)</text:span><text:span text:style-name="T19">. [online] Available at: &lt;https://energy.ec.europa.eu/publications/good-practice-examples-regional-and-sub-regional-strategies-coal-regions-transition-karlovy-vary_en&gt;.</text:span></text:p>
      <text:p text:style-name="P14"><text:span text:style-name="T19"/></text:p>
      <text:p text:style-name="P15"><text:span text:style-name="T22">European Comission, 2020. </text:span><text:span text:style-name="T5">Assessment of the final national energy and climate plan of Poland</text:span><text:span text:style-name="T22">. [online] Available at: &lt;</text:span><text:span text:style-name="T19">https://energy.ec.europa.eu/system/files/2021-01/staff_working_document_assessment_necp_poland_en_0.pdf</text:span><text:span text:style-name="T22">&gt;</text:span><text:span text:style-name="T23">.</text:span></text:p>
      <text:p text:style-name="P15"><text:span text:style-name="T23"/></text:p>
      <text:p text:style-name="P10"><text:span text:style-name="T21">European Commission, 2022. </text:span><text:span text:style-name="T4">EU Cohesion Policy: €3.85 billion for a just transition toward climate neutral economy in five Polish regions</text:span><text:span text:style-name="T21">. [online] Available at: &lt;</text:span><text:span text:style-name="T23">https://ec.europa.eu/commission/presscorner/detail/es/ip_22_7413</text:span><text:span text:style-name="T21">&gt;.</text:span></text:p>
      <text:p text:style-name="P21"/>
      <text:p text:style-name="P13"><text:span text:style-name="T19">European Commission, Directorate-General for Energy, 2024</text:span><text:span text:style-name="T20">a</text:span><text:span text:style-name="T19">. </text:span><text:span text:style-name="T2">Reimagining Transition in Eastern Wielkopolska : recommendations to build a sustainable ecosystem for social entrepreneurship that </text:span><text:soft-page-break/><text:span text:style-name="T2">benefits citizens and local communities affected by the energy transition</text:span><text:span text:style-name="T19">. Publications Office of the European Union. https://data.europa.eu/doi/10.2833/043634.</text:span></text:p>
      <text:p text:style-name="P13"><text:span text:style-name="T19"/></text:p>
      <text:p text:style-name="P13"><text:span text:style-name="T19">European Commission, Directorate-General for Energy, 2024</text:span><text:span text:style-name="T20">b</text:span><text:span text:style-name="T19">. </text:span><text:span text:style-name="T2">Regional profile Silesia, Poland. Publications Office of the European Union</text:span><text:span text:style-name="T19">. https://data.europa.eu/doi/10.2833/225888.</text:span></text:p>
      <text:p text:style-name="P13"><text:span text:style-name="T19"/></text:p>
      <text:p text:style-name="P13"><text:span text:style-name="T19">European Commission, Directorate-General for Energy, 2024</text:span><text:span text:style-name="T20">c</text:span><text:span text:style-name="T19">. </text:span><text:span text:style-name="T2">Regional profile Wielkopolska, Poland. Publications Office of the European Union</text:span><text:span text:style-name="T19">. https://data.europa.eu/doi/10.2833/084091.</text:span></text:p>
      <text:p text:style-name="P13"><text:span text:style-name="T19"/></text:p>
      <text:p text:style-name="P13"><text:span text:style-name="T19">European Commission, Directorate-General for Energy, 2024</text:span><text:span text:style-name="T20">d</text:span><text:span text:style-name="T19">. </text:span><text:span text:style-name="T2">Regional profile Lower Silesia, Poland. Publications Office of the European Union</text:span><text:span text:style-name="T19">. https://data.europa.eu/doi/10.2833/321710.</text:span></text:p>
      <text:p text:style-name="P13"><text:span text:style-name="T19"/></text:p>
      <text:p text:style-name="P11"><text:span text:style-name="T25">European Commission, 2025. </text:span><text:span text:style-name="T6">Carbon Border Adjustment Mechanism</text:span><text:span text:style-name="T25"> [online] Available at: &lt;</text:span><text:span text:style-name="T19">https://taxation-customs.ec.europa.eu/carbon-border-adjustment-mechanism_en</text:span><text:span text:style-name="T25">&gt;.</text:span></text:p>
      <text:p text:style-name="P1"/>
      <text:p text:style-name="P18">IEA, 2022. <text:span text:style-name="T1">Poland 2022</text:span>. [online] Available at: &lt;https://www.iea.org/reports/poland-2022&gt;<text:span text:style-name="T10">.</text:span></text:p>
      <text:p text:style-name="P1"/>
      <text:p text:style-name="P1">IEA, 2024. <text:span text:style-name="T1">Poland</text:span>. [online] Available at: &lt;https://www.iea.org/countries/poland/electricity&gt; [Accessed 23 February 2025].</text:p>
      <text:p text:style-name="P1"/>
      <text:p text:style-name="P12">Kardaś, Sz. 2023. <text:span text:style-name="T17">From coal to consensus: Poland’s energy transition and its European future.</text:span><text:span text:style-name="T27"> </text:span><text:span text:style-name="T7">European Council on Foregin Relations</text:span><text:span text:style-name="T17"> [online]</text:span><text:span text:style-name="T27"> 27 September.</text:span><text:span text:style-name="T17"> Available at: &lt;https://ecfr.eu/publication/from-coal-to-consensus-polands-energy-transition-and-its-european-future/#&gt;.</text:span></text:p>
      <text:p text:style-name="P1"/>
      <text:p text:style-name="P1"><text:span text:style-name="T10">Ministerstwo Klimatu i Środowiska, </text:span><text:span text:style-name="T12">2022</text:span><text:span text:style-name="T28">a</text:span><text:span text:style-name="T12">. </text:span><text:span text:style-name="T8">Polityka energetyczna Polski do 2040 r</text:span><text:span text:style-name="T10">. [online] Available at: &lt;</text:span>https://www.gov.pl/web/klimat/polityka-energetyczna-polski<text:span text:style-name="T10">&gt;</text:span><text:span text:style-name="T12">. </text:span><text:span text:style-name="T15">(Polish Minitry of Climate and Environment: Energy policy for Poland until 2040)</text:span></text:p>
      <text:p text:style-name="P1"><text:span text:style-name="T15"/></text:p>
      <text:p text:style-name="P9"><text:span text:style-name="T11">Ministerstwo Klimatu i Środowiska</text:span><text:span text:style-name="T13">, 2022b.</text:span><text:span text:style-name="T29"> </text:span><text:span text:style-name="T9">Polityka Surowcowa Państwa</text:span><text:span text:style-name="T29">. [online]</text:span><text:span text:style-name="T13"> Available at: &lt;https://www.gov.pl/web/klimat/polityka-surowcowa-panstwa---dokument&gt;</text:span><text:span text:style-name="T16"> </text:span><text:span text:style-name="T15">(Polish Minitry of Climate and Environment: </text:span><text:span text:style-name="T16">Raw Materials Policy </text:span><text:span text:style-name="T15">20</text:span><text:span text:style-name="T16">5</text:span><text:span text:style-name="T15">0).</text:span></text:p>
      <text:p text:style-name="P1"><text:span text:style-name="T15"/></text:p>
      <text:p text:style-name="P3">Partia Zieloni, 2022. <text:span text:style-name="T1">Zielony Plan Odbudowy</text:span>. [online] Available at: &lt;https://partiazieloni.pl/wp-content/uploads/admin/docs/Zielony-Plan-Odbudowy-1.pdf&gt;. <text:span text:style-name="T14">(Polish Green Party, Green Rebuild Plan; contains a section on Energy Transition)</text:span>.</text:p>
      <text:p text:style-name="P3"><text:span text:style-name="T17"/></text:p>
      <text:p text:style-name="P4"><text:span text:style-name="T17">Secretariat Technical Assistance for Regions in Transition (START), 2024. </text:span><text:span text:style-name="T1">START report on deliverables - Lower Silesia (PL)</text:span><text:span text:style-name="T17"> [online] Available at: &lt;https://circabc.europa.eu/ui/group/301e9528-b63b-4ca5-b7fa-c7f879572d5e/library/4d2f1ad7-209e-4b75-8e32-e0126ab20e8b/details?download=true&gt;</text:span><text:span text:style-name="T18">.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4:15.993049316</meta:creation-date>
    <meta:generator>LibreOffice/24.2.7.2$Linux_X86_64 LibreOffice_project/420$Build-2</meta:generator>
    <dc:date>2025-03-01T16:53:39.206574453</dc:date>
    <meta:editing-duration>PT9H31M49S</meta:editing-duration>
    <meta:editing-cycles>44</meta:editing-cycles>
    <meta:print-date>2025-03-01T16:54:14.386321078</meta:print-date>
    <meta:printed-by>PDF files</meta:printed-by>
    <meta:document-statistic meta:table-count="0" meta:image-count="0" meta:object-count="0" meta:page-count="2" meta:paragraph-count="24" meta:word-count="573" meta:character-count="5274" meta:non-whitespace-character-count="4726"/>
  </office:meta>
</office:document-meta>
</file>